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Lucida Sans1" svg:font-family="'Lucida Sans'" style:font-family-generic="swiss"/>
    <style:font-face style:name="Consolas1"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d2066" officeooo:paragraph-rsid="001d2066"/>
    </style:style>
    <style:style style:name="P2" style:family="paragraph" style:parent-style-name="Text_20_body">
      <style:text-properties officeooo:rsid="001e8414" officeooo:paragraph-rsid="001e8414"/>
    </style:style>
    <style:style style:name="P3" style:family="paragraph" style:parent-style-name="Text_20_body">
      <style:text-properties officeooo:rsid="001eff6c" officeooo:paragraph-rsid="001eff6c"/>
    </style:style>
    <style:style style:name="P4" style:family="paragraph" style:parent-style-name="Text_20_body">
      <style:text-properties officeooo:rsid="001f1f2e" officeooo:paragraph-rsid="001f1f2e"/>
    </style:style>
    <style:style style:name="P5" style:family="paragraph" style:parent-style-name="Text_20_body">
      <style:text-properties officeooo:rsid="001f52fa" officeooo:paragraph-rsid="001f52fa"/>
    </style:style>
    <style:style style:name="P6" style:family="paragraph" style:parent-style-name="Text_20_body">
      <style:text-properties officeooo:paragraph-rsid="001f52fa"/>
    </style:style>
    <style:style style:name="P7" style:family="paragraph" style:parent-style-name="Text_20_body">
      <style:text-properties officeooo:rsid="001e8414" officeooo:paragraph-rsid="001e8414" fo:background-color="#ffff00"/>
    </style:style>
    <style:style style:name="P8" style:family="paragraph" style:parent-style-name="Text_20_body">
      <style:text-properties officeooo:rsid="0030d36e" officeooo:paragraph-rsid="0030d36e"/>
    </style:style>
    <style:style style:name="P9" style:family="paragraph" style:parent-style-name="Text_20_body">
      <style:text-properties officeooo:rsid="0034e0e4" officeooo:paragraph-rsid="0034e0e4"/>
    </style:style>
    <style:style style:name="P10" style:family="paragraph" style:parent-style-name="Text_20_body">
      <style:text-properties officeooo:paragraph-rsid="0034e0e4"/>
    </style:style>
    <style:style style:name="P11" style:family="paragraph" style:parent-style-name="Text_20_body">
      <style:text-properties officeooo:paragraph-rsid="0036710c"/>
    </style:style>
    <style:style style:name="P12" style:family="paragraph" style:parent-style-name="Text_20_body">
      <style:text-properties fo:font-size="13pt" officeooo:paragraph-rsid="001f52fa" style:font-size-asian="13pt" style:font-size-complex="13pt"/>
    </style:style>
    <style:style style:name="P13" style:family="paragraph" style:parent-style-name="Text_20_body">
      <style:text-properties style:font-name="Liberation Serif"/>
    </style:style>
    <style:style style:name="P14" style:family="paragraph" style:parent-style-name="Title">
      <style:text-properties officeooo:rsid="001d2066" officeooo:paragraph-rsid="001d2066"/>
    </style:style>
    <style:style style:name="P15" style:family="paragraph" style:parent-style-name="Preformatted_20_Text">
      <style:text-properties officeooo:rsid="001f52fa" officeooo:paragraph-rsid="001f52fa"/>
    </style:style>
    <style:style style:name="P16" style:family="paragraph" style:parent-style-name="Preformatted_20_Text">
      <style:text-properties officeooo:rsid="0020687b" officeooo:paragraph-rsid="0020687b"/>
    </style:style>
    <style:style style:name="P17" style:family="paragraph" style:parent-style-name="Preformatted_20_Text">
      <style:text-properties style:font-name="Liberation Mono" fo:font-size="10pt" officeooo:rsid="001f52fa" officeooo:paragraph-rsid="001f52fa" style:font-name-asian="NSimSun1" style:font-size-asian="10pt" style:font-name-complex="Liberation Mono" style:font-size-complex="10pt"/>
    </style:style>
    <style:style style:name="P18" style:family="paragraph" style:parent-style-name="Preformatted_20_Text">
      <style:text-properties style:font-name="Liberation Mono" fo:font-size="10pt" officeooo:rsid="00340484" officeooo:paragraph-rsid="00331b48" style:font-name-asian="NSimSun1" style:font-size-asian="10pt" style:font-name-complex="Liberation Mono" style:font-size-complex="10pt"/>
    </style:style>
    <style:style style:name="P19" style:family="paragraph" style:parent-style-name="Preformatted_20_Text">
      <style:text-properties officeooo:rsid="00264ae7" officeooo:paragraph-rsid="00264ae7"/>
    </style:style>
    <style:style style:name="P20" style:family="paragraph" style:parent-style-name="Preformatted_20_Text">
      <style:text-properties officeooo:rsid="00281124" officeooo:paragraph-rsid="00281124"/>
    </style:style>
    <style:style style:name="P21" style:family="paragraph" style:parent-style-name="Preformatted_20_Text">
      <style:text-properties officeooo:rsid="00295a7c" officeooo:paragraph-rsid="00295a7c"/>
    </style:style>
    <style:style style:name="P22" style:family="paragraph" style:parent-style-name="Preformatted_20_Text">
      <style:text-properties style:font-name="Liberation Serif" fo:font-size="13pt" officeooo:rsid="001f52fa" officeooo:paragraph-rsid="001f52fa" fo:background-color="#ffff00" style:font-size-asian="13pt" style:font-size-complex="13pt"/>
    </style:style>
    <style:style style:name="P23" style:family="paragraph" style:parent-style-name="Preformatted_20_Text">
      <style:text-properties style:font-name="Liberation Serif" fo:font-size="12pt" style:font-size-asian="12pt" style:font-size-complex="12pt"/>
    </style:style>
    <style:style style:name="P24" style:family="paragraph" style:parent-style-name="Preformatted_20_Text">
      <style:text-properties style:font-name="Liberation Serif" fo:font-size="12pt" officeooo:paragraph-rsid="001f52fa" style:font-size-asian="12pt" style:font-size-complex="12pt"/>
    </style:style>
    <style:style style:name="P25" style:family="paragraph" style:parent-style-name="Preformatted_20_Text">
      <style:text-properties style:font-name="Liberation Serif" fo:font-size="12pt" officeooo:rsid="0020687b" officeooo:paragraph-rsid="0020687b" style:font-size-asian="12pt" style:font-size-complex="12pt"/>
    </style:style>
    <style:style style:name="P26" style:family="paragraph" style:parent-style-name="Preformatted_20_Text">
      <style:text-properties style:font-name="Liberation Serif" fo:font-size="12pt" officeooo:rsid="00264ae7" officeooo:paragraph-rsid="00264ae7" style:font-size-asian="12pt" style:font-size-complex="12pt"/>
    </style:style>
    <style:style style:name="P27" style:family="paragraph" style:parent-style-name="Preformatted_20_Text">
      <style:text-properties style:font-name="Liberation Serif" fo:font-size="12pt" officeooo:paragraph-rsid="00281124" style:font-size-asian="12pt" style:font-size-complex="12pt"/>
    </style:style>
    <style:style style:name="P28" style:family="paragraph" style:parent-style-name="Preformatted_20_Text">
      <style:text-properties style:font-name="Liberation Serif" fo:font-size="12pt" officeooo:rsid="00295a7c" officeooo:paragraph-rsid="00295a7c" style:font-size-asian="12pt" style:font-size-complex="12pt"/>
    </style:style>
    <style:style style:name="P29" style:family="paragraph" style:parent-style-name="Preformatted_20_Text">
      <style:text-properties style:font-name="Liberation Serif" fo:font-size="12pt" officeooo:paragraph-rsid="002b6fd5" style:font-size-asian="12pt" style:font-size-complex="12pt"/>
    </style:style>
    <style:style style:name="P30" style:family="paragraph" style:parent-style-name="Preformatted_20_Text">
      <style:text-properties style:font-name="Liberation Serif" fo:font-size="12pt" officeooo:rsid="002b6fd5" officeooo:paragraph-rsid="002b6fd5" style:font-size-asian="12pt" style:font-size-complex="12pt"/>
    </style:style>
    <style:style style:name="P31" style:family="paragraph" style:parent-style-name="Preformatted_20_Text">
      <style:text-properties style:font-name="Liberation Serif" fo:font-size="12pt" officeooo:rsid="002bf801" officeooo:paragraph-rsid="002bf801" style:font-size-asian="12pt" style:font-size-complex="12pt"/>
    </style:style>
    <style:style style:name="P32" style:family="paragraph" style:parent-style-name="Preformatted_20_Text">
      <style:text-properties style:font-name="Liberation Serif" fo:font-size="12pt" officeooo:paragraph-rsid="002c3ae2" style:font-size-asian="12pt" style:font-size-complex="12pt"/>
    </style:style>
    <style:style style:name="P33" style:family="paragraph" style:parent-style-name="Preformatted_20_Text">
      <style:text-properties style:font-name="Liberation Serif" fo:font-size="12pt" officeooo:rsid="002c3ae2" officeooo:paragraph-rsid="002c3ae2" style:font-size-asian="12pt" style:font-size-complex="12pt"/>
    </style:style>
    <style:style style:name="P34" style:family="paragraph" style:parent-style-name="Preformatted_20_Text">
      <style:text-properties style:font-name="Liberation Serif" fo:font-size="12pt" officeooo:rsid="002d5782" officeooo:paragraph-rsid="002d5782" style:font-size-asian="12pt" style:font-size-complex="12pt"/>
    </style:style>
    <style:style style:name="P35" style:family="paragraph" style:parent-style-name="Preformatted_20_Text">
      <style:text-properties style:font-name="Liberation Serif" fo:font-size="12pt" officeooo:rsid="002f5639" officeooo:paragraph-rsid="002f5639" style:font-size-asian="12pt" style:font-size-complex="12pt"/>
    </style:style>
    <style:style style:name="P36" style:family="paragraph" style:parent-style-name="Preformatted_20_Text">
      <style:text-properties style:font-name="Liberation Serif" fo:font-size="12pt" officeooo:paragraph-rsid="0030d36e" style:font-size-asian="12pt" style:font-size-complex="12pt"/>
    </style:style>
    <style:style style:name="P37" style:family="paragraph" style:parent-style-name="Preformatted_20_Text">
      <style:text-properties style:font-name="Liberation Serif" fo:font-size="12pt" officeooo:paragraph-rsid="003106a2" style:font-size-asian="12pt" style:font-size-complex="12pt"/>
    </style:style>
    <style:style style:name="P38" style:family="paragraph" style:parent-style-name="Preformatted_20_Text">
      <style:text-properties style:font-name="Liberation Serif" fo:font-size="12pt" officeooo:rsid="00331b48" officeooo:paragraph-rsid="00331b48" style:font-size-asian="12pt" style:font-size-complex="12pt"/>
    </style:style>
    <style:style style:name="P39" style:family="paragraph" style:parent-style-name="Preformatted_20_Text">
      <style:text-properties style:font-name="Liberation Serif" fo:font-size="12pt" officeooo:rsid="00264ae7" officeooo:paragraph-rsid="00264ae7" fo:background-color="#ffff00" style:font-size-asian="12pt" style:font-size-complex="12pt"/>
    </style:style>
    <style:style style:name="P40" style:family="paragraph" style:parent-style-name="Preformatted_20_Text">
      <style:text-properties style:font-name="Liberation Serif" fo:font-size="12pt" officeooo:rsid="0030d36e" officeooo:paragraph-rsid="0030d36e" style:font-name-asian="NSimSun1" style:font-size-asian="12pt" style:font-name-complex="Liberation Mono" style:font-size-complex="12pt"/>
    </style:style>
    <style:style style:name="P41" style:family="paragraph" style:parent-style-name="Preformatted_20_Text">
      <style:text-properties style:font-name="Liberation Serif" fo:font-size="12pt" officeooo:rsid="003106a2" officeooo:paragraph-rsid="003106a2" style:font-name-asian="NSimSun1" style:font-size-asian="12pt" style:font-name-complex="Liberation Mono" style:font-size-complex="12pt"/>
    </style:style>
    <style:style style:name="P42" style:family="paragraph" style:parent-style-name="Preformatted_20_Text">
      <style:text-properties style:font-name="Liberation Serif" fo:font-size="12pt" officeooo:rsid="0032efb6" officeooo:paragraph-rsid="003106a2" style:font-name-asian="NSimSun1" style:font-size-asian="12pt" style:font-name-complex="Liberation Mono" style:font-size-complex="12pt"/>
    </style:style>
    <style:style style:name="P43" style:family="paragraph" style:parent-style-name="Standard">
      <style:paragraph-properties style:line-height-at-least="0.318cm"/>
      <style:text-properties fo:color="#333333" style:font-name="Consolas" fo:font-size="6.59999990463257pt" fo:font-weight="normal" fo:background-color="#f5f5f5"/>
    </style:style>
    <style:style style:name="P44" style:family="paragraph" style:parent-style-name="Standard">
      <style:text-properties fo:color="#333333" style:font-name="Consolas" fo:font-size="13pt" fo:font-weight="normal" officeooo:rsid="001f52fa" officeooo:paragraph-rsid="001f52fa" fo:background-color="#f5f5f5" style:font-size-asian="13pt" style:font-size-complex="13pt"/>
    </style:style>
    <style:style style:name="P45" style:family="paragraph" style:parent-style-name="Standard">
      <style:paragraph-properties style:line-height-at-least="0.318cm"/>
      <style:text-properties fo:color="#333333" style:font-name="Consolas" fo:font-size="13pt" fo:font-weight="normal" fo:background-color="#f5f5f5" style:font-size-asian="13pt" style:font-size-complex="13pt"/>
    </style:style>
    <style:style style:name="P46" style:family="paragraph" style:parent-style-name="Standard">
      <style:paragraph-properties style:line-height-at-least="0.318cm"/>
      <style:text-properties fo:color="#333333" fo:background-color="#f5f5f5"/>
    </style:style>
    <style:style style:name="P47" style:family="paragraph" style:parent-style-name="Standard">
      <style:paragraph-properties style:line-height-at-least="0.318cm"/>
      <style:text-properties fo:color="#333333" fo:font-size="13pt" fo:background-color="#f5f5f5" style:font-size-asian="13pt" style:font-size-complex="13pt"/>
    </style:style>
    <style:style style:name="P48" style:family="paragraph" style:parent-style-name="Standard">
      <style:paragraph-properties style:line-height-at-least="0.318cm"/>
      <style:text-properties fo:color="#333333" fo:font-size="13pt" officeooo:paragraph-rsid="00390cf8" fo:background-color="#f5f5f5" style:font-size-asian="13pt" style:font-size-complex="13pt"/>
    </style:style>
    <style:style style:name="P49" style:family="paragraph" style:parent-style-name="Standard">
      <style:text-properties officeooo:paragraph-rsid="0034e0e4"/>
    </style:style>
    <style:style style:name="P50" style:family="paragraph" style:parent-style-name="Standard">
      <style:text-properties officeooo:paragraph-rsid="0036710c"/>
    </style:style>
    <style:style style:name="P51" style:family="paragraph" style:parent-style-name="Standard">
      <style:paragraph-properties style:line-height-at-least="0.318cm"/>
      <style:text-properties fo:color="#777777" style:font-name="Consolas" fo:font-size="13pt" fo:font-weight="normal" fo:background-color="#f5f5f5" style:font-size-asian="13pt" style:font-size-complex="13pt"/>
    </style:style>
    <style:style style:name="P52" style:family="paragraph" style:parent-style-name="Standard">
      <style:paragraph-properties style:line-height-at-least="0.318cm"/>
      <style:text-properties fo:color="#448c27" fo:font-size="13pt" fo:background-color="#f5f5f5" style:font-size-asian="13pt" style:font-size-complex="13pt"/>
    </style:style>
    <style:style style:name="P53" style:family="paragraph" style:parent-style-name="Standard">
      <style:paragraph-properties style:line-height-at-least="0.318cm"/>
      <style:text-properties fo:font-size="13pt" style:font-size-asian="13pt" style:font-size-complex="13pt"/>
    </style:style>
    <style:style style:name="P54"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55" style:family="paragraph" style:parent-style-name="Heading_20_1">
      <style:text-properties style:font-name="Liberation Sans" fo:font-size="18.2000007629395pt" fo:font-weight="bold" officeooo:rsid="001d2066" officeooo:paragraph-rsid="001d2066" style:font-name-asian="Microsoft YaHei" style:font-size-asian="18.2000007629395pt" style:font-weight-asian="bold" style:font-name-complex="Lucida Sans" style:font-size-complex="18.2000007629395pt" style:font-weight-complex="bold"/>
    </style:style>
    <style:style style:name="P56" style:family="paragraph" style:parent-style-name="Heading_20_1">
      <style:text-properties officeooo:rsid="001f52fa" officeooo:paragraph-rsid="001f52fa"/>
    </style:style>
    <style:style style:name="P57" style:family="paragraph" style:parent-style-name="Heading_20_1">
      <style:text-properties officeooo:rsid="002b6fd5" officeooo:paragraph-rsid="002b6fd5"/>
    </style:style>
    <style:style style:name="P58" style:family="paragraph" style:parent-style-name="Heading_20_1">
      <style:text-properties officeooo:rsid="0034e0e4" officeooo:paragraph-rsid="0034e0e4"/>
    </style:style>
    <style:style style:name="P59" style:family="paragraph" style:parent-style-name="Heading_20_1">
      <style:text-properties officeooo:paragraph-rsid="0039f0fb"/>
    </style:style>
    <style:style style:name="P60" style:family="paragraph" style:parent-style-name="Preformatted_20_Text">
      <style:text-properties officeooo:paragraph-rsid="0039f0fb"/>
    </style:style>
    <style:style style:name="P61" style:family="paragraph" style:parent-style-name="Text_20_body">
      <style:text-properties officeooo:paragraph-rsid="0039f0fb"/>
    </style:style>
    <style:style style:name="T1" style:family="text">
      <style:text-properties officeooo:rsid="001eff6c"/>
    </style:style>
    <style:style style:name="T2" style:family="text">
      <style:text-properties officeooo:rsid="001f52fa"/>
    </style:style>
    <style:style style:name="T3" style:family="text">
      <style:text-properties fo:color="#7a3e9d"/>
    </style:style>
    <style:style style:name="T4" style:family="text">
      <style:text-properties fo:color="#7a3e9d" fo:font-weight="bold"/>
    </style:style>
    <style:style style:name="T5" style:family="text">
      <style:text-properties fo:color="#7a3e9d" style:font-name="Consolas" fo:font-weight="normal"/>
    </style:style>
    <style:style style:name="T6" style:family="text">
      <style:text-properties fo:color="#7a3e9d" style:font-name="Consolas" fo:font-weight="bold"/>
    </style:style>
    <style:style style:name="T7" style:family="text">
      <style:text-properties fo:color="#7a3e9d" style:font-name="Consolas" fo:font-size="13pt" fo:font-weight="normal" fo:background-color="#f5f5f5" loext:char-shading-value="0" style:font-size-asian="13pt" style:font-size-complex="13pt"/>
    </style:style>
    <style:style style:name="T8" style:family="text">
      <style:text-properties fo:color="#7a3e9d" style:font-name="Consolas" fo:font-size="13pt" fo:font-weight="bold" fo:background-color="#f5f5f5" loext:char-shading-value="0" style:font-size-asian="13pt" style:font-size-complex="13pt"/>
    </style:style>
    <style:style style:name="T9" style:family="text">
      <style:text-properties fo:color="#7a3e9d" style:font-name="Consolas1" fo:font-size="13pt" fo:font-weight="bold" fo:background-color="#f5f5f5" loext:char-shading-value="0" style:font-size-asian="13pt" style:font-size-complex="13pt"/>
    </style:style>
    <style:style style:name="T10" style:family="text">
      <style:text-properties fo:color="#4b69c6"/>
    </style:style>
    <style:style style:name="T11" style:family="text">
      <style:text-properties fo:color="#4b69c6" style:font-name="Consolas" fo:font-weight="normal"/>
    </style:style>
    <style:style style:name="T12" style:family="text">
      <style:text-properties fo:color="#4b69c6" style:font-name="Consolas" fo:font-size="13pt" fo:font-weight="normal" fo:background-color="#f5f5f5" loext:char-shading-value="0" style:font-size-asian="13pt" style:font-size-complex="13pt"/>
    </style:style>
    <style:style style:name="T13" style:family="text">
      <style:text-properties fo:color="#4b69c6" style:font-name="Consolas1" fo:font-size="13pt" fo:font-weight="normal" fo:background-color="#f5f5f5" loext:char-shading-value="0" style:font-size-asian="13pt" style:font-size-complex="13pt"/>
    </style:style>
    <style:style style:name="T14" style:family="text">
      <style:text-properties style:font-name="Consolas" fo:font-weight="normal"/>
    </style:style>
    <style:style style:name="T15" style:family="text">
      <style:text-properties style:font-name="Consolas" fo:font-style="italic" fo:font-weight="normal"/>
    </style:style>
    <style:style style:name="T16" style:family="text">
      <style:text-properties fo:color="#448c27" style:font-name="Consolas" fo:font-style="italic" fo:font-weight="normal"/>
    </style:style>
    <style:style style:name="T17" style:family="text">
      <style:text-properties fo:color="#448c27" style:font-name="Consolas" fo:font-weight="normal"/>
    </style:style>
    <style:style style:name="T18" style:family="text">
      <style:text-properties fo:color="#448c27" style:font-name="Consolas1" fo:font-size="13pt" fo:font-weight="normal" fo:background-color="#f5f5f5" loext:char-shading-value="0" style:font-size-asian="13pt" style:font-size-complex="13pt"/>
    </style:style>
    <style:style style:name="T19" style:family="text">
      <style:text-properties fo:color="#aa3731" style:font-name="Consolas" fo:font-weight="bold"/>
    </style:style>
    <style:style style:name="T20" style:family="text">
      <style:text-properties fo:color="#aa3731" style:font-name="Consolas" fo:font-size="13pt" fo:font-weight="bold" fo:background-color="#f5f5f5" loext:char-shading-value="0" style:font-size-asian="13pt" style:font-size-complex="13pt"/>
    </style:style>
    <style:style style:name="T21" style:family="text">
      <style:text-properties fo:color="#aa3731" style:font-name="Consolas1" fo:font-size="13pt" fo:font-weight="bold" fo:background-color="#f5f5f5" loext:char-shading-value="0" style:font-size-asian="13pt" style:font-size-complex="13pt"/>
    </style:style>
    <style:style style:name="T22" style:family="text">
      <style:text-properties fo:color="#777777"/>
    </style:style>
    <style:style style:name="T23" style:family="text">
      <style:text-properties fo:color="#777777" style:font-name="Consolas" fo:font-size="6.59999990463257pt" fo:font-weight="normal"/>
    </style:style>
    <style:style style:name="T24" style:family="text">
      <style:text-properties fo:color="#777777" style:font-name="Consolas" fo:font-weight="normal"/>
    </style:style>
    <style:style style:name="T25" style:family="text">
      <style:text-properties fo:color="#777777" style:font-name="Consolas" fo:font-size="13pt" fo:font-weight="normal" fo:background-color="#f5f5f5" loext:char-shading-value="0" style:font-size-asian="13pt" style:font-size-complex="13pt"/>
    </style:style>
    <style:style style:name="T26" style:family="text">
      <style:text-properties fo:color="#777777" fo:font-weight="bold"/>
    </style:style>
    <style:style style:name="T27" style:family="text">
      <style:text-properties fo:color="#777777" style:font-name="Liberation Serif" fo:font-size="12pt" fo:font-weight="normal" fo:background-color="#f5f5f5" loext:char-shading-value="0" style:font-size-asian="12pt" style:font-size-complex="12pt"/>
    </style:style>
    <style:style style:name="T28" style:family="text">
      <style:text-properties fo:color="#777777" style:font-name="Consolas1" fo:font-size="13pt" fo:font-weight="normal" fo:background-color="#f5f5f5" loext:char-shading-value="0" style:font-size-asian="13pt" style:font-size-complex="13pt"/>
    </style:style>
    <style:style style:name="T29" style:family="text">
      <style:text-properties officeooo:rsid="0025eca0"/>
    </style:style>
    <style:style style:name="T30" style:family="text">
      <style:text-properties officeooo:rsid="00281124"/>
    </style:style>
    <style:style style:name="T31" style:family="text">
      <style:text-properties officeooo:rsid="002ab93e"/>
    </style:style>
    <style:style style:name="T32" style:family="text">
      <style:text-properties officeooo:rsid="002b6fd5"/>
    </style:style>
    <style:style style:name="T33" style:family="text">
      <style:text-properties officeooo:rsid="002bf801"/>
    </style:style>
    <style:style style:name="T34" style:family="text">
      <style:text-properties officeooo:rsid="002c3ae2"/>
    </style:style>
    <style:style style:name="T35" style:family="text">
      <style:text-properties officeooo:rsid="0030d36e"/>
    </style:style>
    <style:style style:name="T36" style:family="text">
      <style:text-properties fo:color="#9c5d27" style:font-name="Consolas" fo:font-weight="normal"/>
    </style:style>
    <style:style style:name="T37" style:family="text">
      <style:text-properties fo:color="#9c5d27" style:font-name="Consolas1" fo:font-size="13pt" fo:font-weight="normal" fo:background-color="#f5f5f5" loext:char-shading-value="0" style:font-size-asian="13pt" style:font-size-complex="13pt"/>
    </style:style>
    <style:style style:name="T38" style:family="text">
      <style:text-properties fo:color="#333333" style:font-name="Consolas" fo:font-size="13pt" fo:font-weight="normal" fo:background-color="#f5f5f5" loext:char-shading-value="0" style:font-size-asian="13pt" style:font-size-complex="13pt"/>
    </style:style>
    <style:style style:name="T39" style:family="text">
      <style:text-properties fo:color="#333333" fo:font-size="13pt" fo:background-color="#f5f5f5" loext:char-shading-value="0" style:font-size-asian="13pt" style:font-size-complex="13pt"/>
    </style:style>
    <style:style style:name="T40" style:family="text">
      <style:text-properties fo:color="#333333" style:font-name="Consolas1" fo:font-size="13pt" fo:background-color="#f5f5f5" loext:char-shading-value="0" style:font-size-asian="13pt" style:font-size-complex="13pt"/>
    </style:style>
    <style:style style:name="T41" style:family="text">
      <style:text-properties fo:color="#333333" style:font-name="Consolas1" fo:font-size="13pt" fo:font-weight="normal" fo:background-color="#f5f5f5" loext:char-shading-value="0" style:font-size-asian="13pt" style:font-size-complex="13pt"/>
    </style:style>
    <style:style style:name="T42" style:family="text">
      <style:text-properties fo:color="#aaaaaa" style:font-name="Consolas" fo:font-style="italic" fo:font-weight="normal"/>
    </style:style>
    <style:style style:name="T43" style:family="text">
      <style:text-properties style:font-name="Liberation Serif"/>
    </style:style>
    <style:style style:name="T44" style:family="text">
      <style:text-properties style:font-name="Liberation Serif" fo:font-size="12pt" officeooo:rsid="0036710c" style:font-size-asian="12pt" style:font-size-complex="12pt"/>
    </style:style>
    <style:style style:name="T45" style:family="text">
      <style:text-properties style:font-name="Liberation Serif" officeooo:rsid="0034e0e4"/>
    </style:style>
    <style:style style:name="T46" style:family="text">
      <style:text-properties style:font-name="Liberation Serif" officeooo:rsid="0036710c"/>
    </style:style>
    <style:style style:name="T47" style:family="text">
      <style:text-properties style:font-name-asian="NSimSun1" style:font-name-complex="Liberation Mono"/>
    </style:style>
    <style:style style:name="T48" style:family="text">
      <style:text-properties officeooo:rsid="001f52fa" style:font-name-asian="NSimSun1" style:font-name-complex="Liberation Mono"/>
    </style:style>
    <style:style style:name="T49" style:family="text">
      <style:text-properties officeooo:rsid="00281124" style:font-name-asian="NSimSun1" style:font-name-complex="Liberation Mono"/>
    </style:style>
    <style:style style:name="T50" style:family="text">
      <style:text-properties officeooo:rsid="002b6fd5" style:font-name-asian="NSimSun1" style:font-name-complex="Liberation Mono"/>
    </style:style>
    <style:style style:name="T51" style:family="text">
      <style:text-properties officeooo:rsid="002c3ae2" style:font-name-asian="NSimSun1" style:font-name-complex="Liberation Mono"/>
    </style:style>
    <style:style style:name="T52" style:family="text">
      <style:text-properties officeooo:rsid="0030d36e" style:font-name-asian="NSimSun1" style:font-name-complex="Liberation Mono"/>
    </style:style>
    <style:style style:name="T53" style:family="text">
      <style:text-properties officeooo:rsid="003106a2" style:font-name-asian="NSimSun1" style:font-name-complex="Liberation Mono"/>
    </style:style>
    <style:style style:name="T54" style:family="text">
      <style:text-properties officeooo:rsid="0032efb6" style:font-name-asian="NSimSun1" style:font-name-complex="Liberation Mono"/>
    </style:style>
    <style:style style:name="T55" style:family="text">
      <style:text-properties officeooo:rsid="00340484" style:font-name-asian="NSimSun1" style:font-name-complex="Liberation Mono"/>
    </style:style>
    <style:style style:name="T56" style:family="text">
      <style:text-properties officeooo:rsid="0039f0fb"/>
    </style:style>
    <style:style style:name="T57" style:family="text">
      <style:text-properties style:font-name="Liberation Serif" officeooo:rsid="0039f0fb"/>
    </style:style>
    <style:style style:name="T58" style:family="text">
      <style:text-properties style:font-name="Liberation Serif" fo:font-size="13pt" officeooo:rsid="0039f0fb" style:font-size-asian="13pt" style:font-size-complex="13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Symfony</text:p>
      <text:h text:style-name="P55" text:outline-level="1">Créer un nouveau projet Symfony avec Laragon</text:h>
      <text:p text:style-name="Text_20_body"/>
      <text:p text:style-name="P1">Après avoir démarré Laragon, cliquer dans le menu : créer un site web rapidemment→Symfony.</text:p>
      <text:p text:style-name="P1">Nommer le dossier. Laragon lance alors l’invite de commande et installe symfony/website-skeleton. Mieux vaut être patient, ça prend un certain temps.</text:p>
      <text:p text:style-name="P2">Quand c’est fini, on a les messages suivants :</text:p>
      <text:p text:style-name="P2"><text:s/>* Run your application:</text:p>
      <text:p text:style-name="P2"><text:s text:c="4"/>1. Go to the project directory</text:p>
      <text:p text:style-name="P2"><text:s text:c="4"/>2. Create your code repository with the git init command</text:p>
      <text:p text:style-name="P2"><text:s text:c="4"/>3. Download the Symfony CLI at https://symfony.com/download to install a development web server</text:p>
      <text:p text:style-name="P2">* Read the documentation at https://symfony.com/doc</text:p>
      <text:p text:style-name="P2">C’est une bonne idée d’initialiser un dépôt git, c’est sûr.</text:p>
      <text:p text:style-name="P2">Pour le 3, c’est juste pas possible parce que le serveur de déveleoppement fait maintenant partie du package de base symfony, sauf quand on installe avec Laragon. A la place, on peut utiliser le serveur apache de laragon (de toute façon il tourne) en installant un hôte virtuel.</text:p>
      <text:p text:style-name="P2">C’est pas compliqué, dans le dossier du projet, taper l’instruction suivante dans le terminal de commande :</text:p>
      <text:p text:style-name="P7">composer require symfony/apache-pack </text:p>
      <text:p text:style-name="P3">On a aussi :</text:p>
      <text:p text:style-name="P3"><text:s/>* You're ready to send emails.</text:p>
      <text:p text:style-name="P3"/>
      <text:p text:style-name="P3"><text:s text:c="2"/>* If you want to send emails via a supported email provider, install</text:p>
      <text:p text:style-name="P3"><text:s text:c="4"/>the corresponding bridge.</text:p>
      <text:p text:style-name="P3"><text:s text:c="4"/>For instance, composer require mailgun-mailer for Mailgun.</text:p>
      <text:p text:style-name="P3"/>
      <text:p text:style-name="P3"><text:s text:c="2"/>* If you want to send emails asynchronously:</text:p>
      <text:p text:style-name="P3"/>
      <text:p text:style-name="P3"><text:s text:c="4"/>1. Install the messenger component by running composer require messenger;</text:p>
      <text:p text:style-name="P3"><text:s text:c="4"/>2. Add 'Symfony\Component\Mailer\Messenger\SendEmailMessage': amqp to the</text:p>
      <text:p text:style-name="P3"><text:soft-page-break/><text:s text:c="7"/>config/packages/messenger.yaml file under framework.messenger.routing</text:p>
      <text:p text:style-name="P3"><text:s text:c="7"/>and replace amqp with your transport name of choice.</text:p>
      <text:p text:style-name="P3"/>
      <text:p text:style-name="P3"><text:s text:c="2"/>* Read the documentation at https://symfony.com/doc/master/mailer.html</text:p>
      <text:p text:style-name="P2"><text:s text:c="2"/><text:span text:style-name="T1">J’ai pas encore creusé ça.</text:span></text:p>
      <text:p text:style-name="P3">Et pour finir :</text:p>
      <text:p text:style-name="P3"/>
      <text:p text:style-name="P3"><text:s text:c="2"/>* Modify your DATABASE_URL config in .env</text:p>
      <text:p text:style-name="P3"/>
      <text:p text:style-name="P3"><text:s text:c="2"/>* Configure the driver (mysql) and</text:p>
      <text:p text:style-name="P3"><text:s text:c="4"/>server_version (5.7) in config/packages/doctrine.yaml</text:p>
      <text:p text:style-name="P3"/>
      <text:p text:style-name="P3"><text:s/>* Write test cases in the tests/ folder</text:p>
      <text:p text:style-name="P3"><text:s text:c="2"/>* Run php bin/phpunit</text:p>
      <text:p text:style-name="P3">***** NOTE: Now, you can use pretty url for your awesome project :) *****</text:p>
      <text:p text:style-name="P3">--------------------------------------------------</text:p>
      <text:p text:style-name="P3">(Laragon) Project path: C:/laragon/www/nom_projet</text:p>
      <text:p text:style-name="P3">(Laragon) Pretty url: http://nom_projet.test</text:p>
      <text:p text:style-name="P3">--------------------------------------------------</text:p>
      <text:p text:style-name="P4">Et on autorise le terminal de commande à apporter des modifications, afin de recharger le serveur apache.</text:p>
      <text:h text:style-name="P56" text:outline-level="1">Les trucs sympas à installer en plus :</text:h>
      <text:p text:style-name="P6">composer require annotations </text:p>
      <text:p text:style-name="P5">Pour pouvoir mettre les routes directement dans le contrôleur :</text:p>
      <text:p text:style-name="P44"><text:span text:style-name="T3">class</text:span> <text:span text:style-name="T4">LuckyController</text:span> <text:span text:style-name="T10">extends</text:span> <text:span text:style-name="T4">AbstractController</text:span></text:p>
      <text:p text:style-name="P51">{</text:p>
      <text:p text:style-name="P47">     <text:span text:style-name="T16">/**</text:span></text:p>
      <text:p text:style-name="P52">     <text:span text:style-name="T15">* @Route("/lucky/number")</text:span></text:p>
      <text:p text:style-name="P52">     <text:span text:style-name="T15">*/</text:span></text:p>
      <text:p text:style-name="P47">    <text:span text:style-name="T11">public</text:span><text:span text:style-name="T14"> </text:span><text:span text:style-name="T5">function</text:span><text:span text:style-name="T14"> </text:span><text:span text:style-name="T19">number</text:span><text:span text:style-name="T24">():</text:span><text:span text:style-name="T14"> </text:span><text:span text:style-name="T6">Response</text:span></text:p>
      <text:p text:style-name="P47">    <text:span text:style-name="T24">{</text:span></text:p>
      <text:p text:style-name="P12"/>
      <text:p text:style-name="P5"/>
      <text:p text:style-name="P22">composer require symfony/maker-bundle --dev</text:p>
      <text:p text:style-name="P24"><text:soft-page-break/><text:span text:style-name="T2">Pour créer des commandes, des contrôleurs, des entités (doctrine entity), m</text:span><text:span text:style-name="T48">ê</text:span><text:span text:style-name="T2">me des crud…</text:span></text:p>
      <text:p text:style-name="P24"/>
      <text:p text:style-name="P25">exemple<text:span text:style-name="T29">s</text:span> :</text:p>
      <text:p text:style-name="P16"/>
      <text:p text:style-name="P25">php bin/console make:controller BrandNewController</text:p>
      <text:p text:style-name="P23"/>
      <text:p text:style-name="P23">created: src/Controller/BrandNewController.php</text:p>
      <text:p text:style-name="P54">created: templates/brandnew/index.html.twig</text:p>
      <text:p text:style-name="P26">Pour les modèles (entities) et la base de donnée :</text:p>
      <text:p text:style-name="P26"/>
      <text:p text:style-name="P39">composer require symfony/orm-pack</text:p>
      <text:p text:style-name="P26"/>
      <text:p text:style-name="P27"><text:span text:style-name="T30">On configure la base de données dans le .env en développement. Par défaut, l’URL de la base de données </text:span><text:span text:style-name="T49">aura</text:span><text:span text:style-name="T30"> le nom du projet avec mysql si on n</text:span><text:span text:style-name="T49">e le change</text:span><text:span text:style-name="T30"> pas, mettre en commentaire (#) la ligne postgresql et décommenter la ligne mysql.</text:span></text:p>
      <text:p text:style-name="P28">On devrait ensuite taper : php bin/console doctrine:database:create mais en fait Laragon l’a déjà fait, et c’est même pour ça qu’il y avait déjà le bon nom (à défaut d’avoir déjà le bon serveur de base de données, <text:span text:style-name="T31">enlever le #, ça Laragon sait pas faire</text:span>).</text:p>
      <text:p text:style-name="P28"/>
      <text:h text:style-name="P57" text:outline-level="1">Créer sa première « entité »</text:h>
      <text:p text:style-name="P21"/>
      <text:p text:style-name="P29"><text:span text:style-name="T32">Maintenant on peut créer une entité, c’est à dire un modèle (</text:span><text:span text:style-name="T50">une</text:span><text:span text:style-name="T32"> classe) qui va correspondre à une table de la base de données avec tous ses champs (propriétés de la classe) qui vont correspondre aux colonnes de la table:</text:span></text:p>
      <text:p text:style-name="P29"/>
      <text:p text:style-name="P29">php bin/console make:entity</text:p>
      <text:p text:style-name="P29"/>
      <text:p text:style-name="P30">Génère un formulaire dans la console qui demande le nom de l’entité et de créer autant de champs qu’on veut.</text:p>
      <text:p text:style-name="P30"/>
      <text:p text:style-name="P31">Après on a le modèle avec toutes les propriétés (private, comme il se doit) et tous les getters et setters pour ces propriétés (cool!). </text:p>
      <text:p text:style-name="P32"><text:span text:style-name="T34">Et on n’a plus qu’à taper la commande suivante pour avoir </text:span><text:span text:style-name="T51">un fichier « migration » qui sera capable de générer la table.</text:span></text:p>
      <text:p text:style-name="P31"/>
      <text:p text:style-name="P31">php bin/console make:migration</text:p>
      <text:p text:style-name="P31"/>
      <text:p text:style-name="P33">On effectue la migration :</text:p>
      <text:p text:style-name="P31"/>
      <text:p text:style-name="P31">php bin/console doctrine:migrations:migrate</text:p>
      <text:p text:style-name="P31"/>
      <text:p text:style-name="P33">On peut aller vérifier dans le gestionnaire de base de données, la table y est bien.</text:p>
      <text:p text:style-name="P31"/>
      <text:p text:style-name="P34">Important : on peut rajouter des propriétés dans la classe manuellement, mais on peut aussi refaire make:entity pour mettre à jour la table.</text:p>
      <text:p text:style-name="P34">php bin/console make:entity --regenerate</text:p>
      <text:p text:style-name="P35">Génère les getters et les setters pour les nouvelles propriétés entrées manuellement.</text:p>
      <text:p text:style-name="P35">On refait ensuite la migration : <text:span text:style-name="T33">php bin/console doctrine:migrations:migrate </text:span>pour mettre à jour la table dans la base.</text:p>
      <text:p text:style-name="P29"/>
      <text:h text:style-name="Heading_20_1" text:outline-level="1"><text:soft-page-break/>Un contrôleur pour gérer mon entité</text:h>
      <text:p text:style-name="P8"/>
      <text:p text:style-name="P36"><text:span text:style-name="T35">php bin/console </text:span><text:span text:style-name="T52">make:controller n</text:span><text:span text:style-name="T53">om_de_l’entitéC</text:span><text:span text:style-name="T52">ontroller</text:span></text:p>
      <text:p text:style-name="P40"/>
      <text:p text:style-name="P41">Et faire l’implémenation.</text:p>
      <text:p text:style-name="P41">Mais comme je suis paresseuse, comme tout déveleppeur qui se respecte, je peux aussi demander à symfony de me faire directement le crud :</text:p>
      <text:p text:style-name="P41"/>
      <text:p text:style-name="P37"><text:span text:style-name="T53">php bin/console make:crud n</text:span><text:span text:style-name="T54">om_de_l’entité</text:span></text:p>
      <text:p text:style-name="P42"/>
      <text:p text:style-name="P38"><text:span text:style-name="T54">Q</text:span><text:span text:style-name="T47">ui va me générer : le contrôleur, les formulaires, les vues… </text:span><text:span text:style-name="T55">Evidemment, ça ne veut pas dire que tout le boulot est fait, il va y avoir du boulot côté css pour que ce soit joli à voir, et si mon entité est particulière, il me faudra rajouter du code, par exemple pour télécharger des images.</text:span></text:p>
      <text:p text:style-name="P18"/>
      <text:h text:style-name="P58" text:outline-level="1">Formulaire qui télécharge une image</text:h>
      <text:p text:style-name="P9"><text:span text:style-name="T43">Dans mon crud, il ya tout, sauf la gestion des images. Et comme justement c’est ça qui m’intéresse, c’est pas glop pas glop. J’ai trouvé un petit tutoriel sympa (et en Français) : </text:span><text:a xlink:type="simple" xlink:href="https://nouvelle-techno.fr/actualites/live-coding-upload-dimages-multiples-avec-symfony-4-et-5" text:style-name="Internet_20_link" text:visited-style-name="Visited_20_Internet_20_Link"><text:span text:style-name="T43">https://nouvelle-techno.fr/actualites/live-coding-upload-dimages-multiples-avec-symfony-4-et-5</text:span></text:a></text:p>
      <text:p text:style-name="P13">dans services.yaml, parameters, j’ai mis : </text:p>
      <text:p text:style-name="P10"><text:span text:style-name="Source_20_Text"><text:span text:style-name="T43">images_directory: '%kernel.project_dir%/public/uploads'</text:span></text:span></text:p>
      <text:p text:style-name="Text_20_body"><text:span text:style-name="Source_20_Text"><text:span text:style-name="T43">Et ajouté </text:span></text:span><text:span text:style-name="Source_20_Text"><text:span text:style-name="T45">l’input ‘image’ dans le $builder du fichier ImageType, le fichier qui génère automatiquement le formulaire.</text:span></text:span></text:p>
      <text:p text:style-name="P49"><text:span text:style-name="Source_20_Text"><text:span text:style-name="T25">&lt;?php</text:span></text:span></text:p>
      <text:p text:style-name="P53"/>
      <text:p text:style-name="P45"><text:span text:style-name="T10">namespace</text:span> <text:span text:style-name="T4">App</text:span><text:span text:style-name="T26">\</text:span><text:span text:style-name="T4">Form</text:span><text:span text:style-name="T22">;</text:span></text:p>
      <text:p text:style-name="P53"/>
      <text:p text:style-name="P45"><text:span text:style-name="T10">use</text:span> App<text:span text:style-name="T22">\</text:span>Entity<text:span text:style-name="T22">\</text:span><text:span text:style-name="T4">Image</text:span><text:span text:style-name="T22">;</text:span></text:p>
      <text:p text:style-name="P45"><text:span text:style-name="T10">use</text:span> Symfony<text:span text:style-name="T22">\</text:span>Component<text:span text:style-name="T22">\</text:span>Form<text:span text:style-name="T22">\</text:span><text:span text:style-name="T4">AbstractType</text:span><text:span text:style-name="T22">;</text:span></text:p>
      <text:p text:style-name="P45"><text:span text:style-name="T10">use</text:span> Symfony<text:span text:style-name="T22">\</text:span>Component<text:span text:style-name="T22">\</text:span>Form<text:span text:style-name="T22">\</text:span><text:span text:style-name="T4">FormBuilderInterface</text:span><text:span text:style-name="T22">;</text:span></text:p>
      <text:p text:style-name="P45"><text:span text:style-name="T10">use</text:span> Symfony<text:span text:style-name="T22">\</text:span>Component<text:span text:style-name="T22">\</text:span>Form<text:span text:style-name="T22">\</text:span>Extension<text:span text:style-name="T22">\</text:span>Core<text:span text:style-name="T22">\</text:span>Type<text:span text:style-name="T22">\</text:span><text:span text:style-name="T4">FileType</text:span><text:span text:style-name="T22">;</text:span></text:p>
      <text:p text:style-name="P45"><text:span text:style-name="T10">use</text:span> Symfony<text:span text:style-name="T22">\</text:span>Component<text:span text:style-name="T22">\</text:span>OptionsResolver<text:span text:style-name="T22">\</text:span><text:span text:style-name="T4">OptionsResolver</text:span><text:span text:style-name="T22">;</text:span></text:p>
      <text:p text:style-name="P53"/>
      <text:p text:style-name="P45"><text:span text:style-name="T3">class</text:span> <text:span text:style-name="T4">ImageType</text:span> <text:span text:style-name="T10">extends</text:span> <text:span text:style-name="T4">AbstractType</text:span></text:p>
      <text:p text:style-name="P51">{</text:p>
      <text:p text:style-name="P47">    <text:span text:style-name="T11">public</text:span><text:span text:style-name="T14"> </text:span><text:span text:style-name="T5">function</text:span><text:span text:style-name="T14"> </text:span><text:span text:style-name="T19">buildForm</text:span><text:span text:style-name="T24">(</text:span><text:span text:style-name="T6">FormBuilderInterface</text:span><text:span text:style-name="T14"> </text:span><text:span text:style-name="T24">$</text:span><text:span text:style-name="T5">builder</text:span><text:span text:style-name="T24">,</text:span><text:span text:style-name="T14"> </text:span><text:span text:style-name="T5">array</text:span><text:span text:style-name="T14"> </text:span><text:span text:style-name="T24">$</text:span><text:span text:style-name="T5">options</text:span><text:span text:style-name="T24">)</text:span></text:p>
      <text:p text:style-name="P47">    <text:span text:style-name="T24">{</text:span></text:p>
      <text:p text:style-name="P47">        <text:span text:style-name="T24">$</text:span><text:span text:style-name="T5">builder</text:span></text:p>
      <text:p text:style-name="P47">            <text:span text:style-name="T24">-&gt;</text:span><text:span text:style-name="T19">add</text:span><text:span text:style-name="T24">('</text:span><text:span text:style-name="T17">nom</text:span><text:span text:style-name="T24">')</text:span></text:p>
      <text:p text:style-name="P47">            <text:span text:style-name="T24">-&gt;</text:span><text:span text:style-name="T19">add</text:span><text:span text:style-name="T24">('</text:span><text:span text:style-name="T17">alt</text:span><text:span text:style-name="T24">')</text:span></text:p>
      <text:p text:style-name="P47">            <text:span text:style-name="T24">-&gt;</text:span><text:span text:style-name="T19">add</text:span><text:span text:style-name="T24">('</text:span><text:span text:style-name="T17">legend</text:span><text:span text:style-name="T24">')</text:span></text:p>
      <text:p text:style-name="P47">            <text:span text:style-name="T24">-&gt;</text:span><text:span text:style-name="T19">add</text:span><text:span text:style-name="T24">('</text:span><text:span text:style-name="T17">dossier</text:span><text:span text:style-name="T24">')</text:span></text:p>
      <text:p text:style-name="P47">            <text:span text:style-name="T24">-&gt;</text:span><text:span text:style-name="T19">add</text:span><text:span text:style-name="T24">('</text:span><text:span text:style-name="T17">image</text:span><text:span text:style-name="T24">',</text:span><text:span text:style-name="T14"> </text:span><text:span text:style-name="T6">FileType</text:span><text:span text:style-name="T24">::</text:span><text:span text:style-name="T11">class</text:span><text:span text:style-name="T24">,[</text:span></text:p>
      <text:p text:style-name="P47">                <text:span text:style-name="T24">'</text:span><text:span text:style-name="T17">label</text:span><text:span text:style-name="T24">'</text:span><text:span text:style-name="T14"> </text:span><text:span text:style-name="T24">=&gt;</text:span><text:span text:style-name="T14"> </text:span><text:span text:style-name="T36">false</text:span><text:span text:style-name="T24">,</text:span></text:p>
      <text:p text:style-name="P47"><text:soft-page-break/>                <text:span text:style-name="T24">'</text:span><text:span text:style-name="T17">multiple</text:span><text:span text:style-name="T24">'</text:span><text:span text:style-name="T14"> </text:span><text:span text:style-name="T24">=&gt;</text:span><text:span text:style-name="T14"> </text:span><text:span text:style-name="T36">false</text:span><text:span text:style-name="T24">,</text:span></text:p>
      <text:p text:style-name="P47">                <text:span text:style-name="T24">'</text:span><text:span text:style-name="T17">mapped</text:span><text:span text:style-name="T24">'</text:span><text:span text:style-name="T14"> </text:span><text:span text:style-name="T24">=&gt;</text:span><text:span text:style-name="T14"> </text:span><text:span text:style-name="T36">false</text:span><text:span text:style-name="T24">,</text:span></text:p>
      <text:p text:style-name="P47">                <text:span text:style-name="T24">'</text:span><text:span text:style-name="T17">required</text:span><text:span text:style-name="T24">'</text:span><text:span text:style-name="T14"> </text:span><text:span text:style-name="T24">=&gt;</text:span><text:span text:style-name="T14"> </text:span><text:span text:style-name="T36">true</text:span><text:span text:style-name="T24">])</text:span></text:p>
      <text:p text:style-name="P47">        <text:span text:style-name="T24">;</text:span></text:p>
      <text:p text:style-name="P47">    <text:span text:style-name="T24">}</text:span></text:p>
      <text:p text:style-name="P53"/>
      <text:p text:style-name="P47">    <text:span text:style-name="T11">public</text:span><text:span text:style-name="T14"> </text:span><text:span text:style-name="T5">function</text:span><text:span text:style-name="T14"> </text:span><text:span text:style-name="T19">configureOptions</text:span><text:span text:style-name="T24">(</text:span><text:span text:style-name="T6">OptionsResolver</text:span><text:span text:style-name="T14"> </text:span><text:span text:style-name="T24">$</text:span><text:span text:style-name="T5">resolver</text:span><text:span text:style-name="T24">)</text:span></text:p>
      <text:p text:style-name="P47">    <text:span text:style-name="T24">{</text:span></text:p>
      <text:p text:style-name="P47">        <text:span text:style-name="T24">$</text:span><text:span text:style-name="T5">resolver</text:span><text:span text:style-name="T24">-&gt;</text:span><text:span text:style-name="T19">setDefaults</text:span><text:span text:style-name="T24">([</text:span></text:p>
      <text:p text:style-name="P47">            <text:span text:style-name="T24">'</text:span><text:span text:style-name="T17">data_class</text:span><text:span text:style-name="T24">'</text:span><text:span text:style-name="T14"> </text:span><text:span text:style-name="T24">=&gt;</text:span><text:span text:style-name="T14"> </text:span><text:span text:style-name="T6">Image</text:span><text:span text:style-name="T24">::</text:span><text:span text:style-name="T11">class</text:span><text:span text:style-name="T24">,</text:span></text:p>
      <text:p text:style-name="P47">        <text:span text:style-name="T24">]);</text:span></text:p>
      <text:p text:style-name="P47">    <text:span text:style-name="T24">}</text:span></text:p>
      <text:p text:style-name="P51">}</text:p>
      <text:p text:style-name="P43"/>
      <text:p text:style-name="P11"><text:span text:style-name="Source_20_Text"><text:span text:style-name="T46">Et bien sûr, il faut gérer l’image dans le contrôleur également :</text:span></text:span></text:p>
      <text:p text:style-name="P50"><text:span text:style-name="Source_20_Text"><text:span text:style-name="T39"> </text:span></text:span><text:span text:style-name="Source_20_Text"><text:span text:style-name="T12">public</text:span></text:span><text:span text:style-name="Source_20_Text"><text:span text:style-name="T38"> </text:span></text:span><text:span text:style-name="Source_20_Text"><text:span text:style-name="T7">function</text:span></text:span><text:span text:style-name="Source_20_Text"><text:span text:style-name="T38"> </text:span></text:span><text:span text:style-name="Source_20_Text"><text:span text:style-name="T20">new</text:span></text:span><text:span text:style-name="Source_20_Text"><text:span text:style-name="T25">(</text:span></text:span><text:span text:style-name="Source_20_Text"><text:span text:style-name="T8">Request</text:span></text:span><text:span text:style-name="Source_20_Text"><text:span text:style-name="T38"> </text:span></text:span><text:span text:style-name="Source_20_Text"><text:span text:style-name="T25">$</text:span></text:span><text:span text:style-name="Source_20_Text"><text:span text:style-name="T7">request</text:span></text:span><text:span text:style-name="Source_20_Text"><text:span text:style-name="T25">):</text:span></text:span><text:span text:style-name="Source_20_Text"><text:span text:style-name="T38"> </text:span></text:span><text:span text:style-name="Source_20_Text"><text:span text:style-name="T8">Response</text:span></text:span></text:p>
      <text:p text:style-name="P47">    <text:span text:style-name="T24">{</text:span></text:p>
      <text:p text:style-name="P47">        <text:span text:style-name="T24">$</text:span><text:span text:style-name="T5">image</text:span><text:span text:style-name="T14"> </text:span><text:span text:style-name="T24">=</text:span><text:span text:style-name="T14"> </text:span><text:span text:style-name="T11">new</text:span><text:span text:style-name="T14"> </text:span><text:span text:style-name="T6">Image</text:span><text:span text:style-name="T24">();</text:span></text:p>
      <text:p text:style-name="P47">        <text:span text:style-name="T24">$</text:span><text:span text:style-name="T5">form</text:span><text:span text:style-name="T14"> </text:span><text:span text:style-name="T24">=</text:span><text:span text:style-name="T14"> </text:span><text:span text:style-name="T24">$</text:span><text:span text:style-name="T36">this</text:span><text:span text:style-name="T24">-&gt;</text:span><text:span text:style-name="T19">createForm</text:span><text:span text:style-name="T24">(</text:span><text:span text:style-name="T6">ImageType</text:span><text:span text:style-name="T24">::</text:span><text:span text:style-name="T11">class</text:span><text:span text:style-name="T24">,</text:span><text:span text:style-name="T14"> </text:span><text:span text:style-name="T24">$</text:span><text:span text:style-name="T5">image</text:span><text:span text:style-name="T24">);</text:span></text:p>
      <text:p text:style-name="P47">        <text:span text:style-name="T24">$</text:span><text:span text:style-name="T5">form</text:span><text:span text:style-name="T24">-&gt;</text:span><text:span text:style-name="T19">handleRequest</text:span><text:span text:style-name="T24">($</text:span><text:span text:style-name="T5">request</text:span><text:span text:style-name="T24">);</text:span></text:p>
      <text:p text:style-name="P53"/>
      <text:p text:style-name="P47">        </text:p>
      <text:p text:style-name="P47">        <text:span text:style-name="T11">if</text:span><text:span text:style-name="T14"> </text:span><text:span text:style-name="T24">($</text:span><text:span text:style-name="T5">form</text:span><text:span text:style-name="T24">-&gt;</text:span><text:span text:style-name="T19">isSubmitted</text:span><text:span text:style-name="T24">()</text:span><text:span text:style-name="T14"> </text:span><text:span text:style-name="T24">&amp;&amp;</text:span><text:span text:style-name="T14"> </text:span><text:span text:style-name="T24">$</text:span><text:span text:style-name="T5">form</text:span><text:span text:style-name="T24">-&gt;</text:span><text:span text:style-name="T19">isValid</text:span><text:span text:style-name="T24">())</text:span><text:span text:style-name="T14"> </text:span><text:span text:style-name="T24">{</text:span></text:p>
      <text:p text:style-name="P47">            <text:span text:style-name="T24">$</text:span><text:span text:style-name="T5">photo</text:span><text:span text:style-name="T14"> </text:span><text:span text:style-name="T24">=</text:span><text:span text:style-name="T14"> </text:span><text:span text:style-name="T24">$</text:span><text:span text:style-name="T5">form</text:span><text:span text:style-name="T24">-&gt;</text:span><text:span text:style-name="T19">get</text:span><text:span text:style-name="T24">('</text:span><text:span text:style-name="T17">image</text:span><text:span text:style-name="T24">')-&gt;</text:span><text:span text:style-name="T19">getData</text:span><text:span text:style-name="T24">();</text:span></text:p>
      <text:p text:style-name="P47">            <text:span text:style-name="T24">$</text:span><text:span text:style-name="T5">nom</text:span><text:span text:style-name="T14"> </text:span><text:span text:style-name="T24">=</text:span><text:span text:style-name="T14"> </text:span><text:span text:style-name="T24">$</text:span><text:span text:style-name="T5">form</text:span><text:span text:style-name="T24">-&gt;</text:span><text:span text:style-name="T19">get</text:span><text:span text:style-name="T24">('</text:span><text:span text:style-name="T17">nom</text:span><text:span text:style-name="T24">')-&gt;</text:span><text:span text:style-name="T19">getData</text:span><text:span text:style-name="T24">();</text:span></text:p>
      <text:p text:style-name="P47">            <text:span text:style-name="T11">if</text:span><text:span text:style-name="T14"> </text:span><text:span text:style-name="T24">($</text:span><text:span text:style-name="T5">nom</text:span><text:span text:style-name="T14"> </text:span><text:span text:style-name="T24">!=</text:span><text:span text:style-name="T14"> </text:span><text:span text:style-name="T36">null</text:span><text:span text:style-name="T24">)</text:span></text:p>
      <text:p text:style-name="P47">           <text:span text:style-name="T24">{</text:span><text:span text:style-name="T14"> </text:span><text:span text:style-name="T24">$</text:span><text:span text:style-name="T5">fichier</text:span><text:span text:style-name="T14"> </text:span><text:span text:style-name="T24">=</text:span><text:span text:style-name="T14"> </text:span><text:span text:style-name="T24">$</text:span><text:span text:style-name="T5">nom</text:span><text:span text:style-name="T24">.'</text:span><text:span text:style-name="T17">.</text:span><text:span text:style-name="T24">'.$</text:span><text:span text:style-name="T5">photo</text:span><text:span text:style-name="T24">-&gt;</text:span><text:span text:style-name="T19">guessExtension</text:span><text:span text:style-name="T24">();}</text:span></text:p>
      <text:p text:style-name="P47">           <text:span text:style-name="T11">else</text:span></text:p>
      <text:p text:style-name="P47">           <text:span text:style-name="T24">{$</text:span><text:span text:style-name="T5">fichier</text:span><text:span text:style-name="T14"> </text:span><text:span text:style-name="T24">=</text:span><text:span text:style-name="T14"> </text:span><text:span text:style-name="T24">$</text:span><text:span text:style-name="T5">form</text:span><text:span text:style-name="T24">-&gt;</text:span><text:span text:style-name="T19">get</text:span><text:span text:style-name="T24">('</text:span><text:span text:style-name="T17">image</text:span><text:span text:style-name="T24">')-&gt;</text:span><text:span text:style-name="T19">getData</text:span><text:span text:style-name="T24">()-&gt;</text:span><text:span text:style-name="T19">getClientOriginalName</text:span><text:span text:style-name="T24">();</text:span><text:span text:style-name="T14"> </text:span></text:p>
      <text:p text:style-name="P47">            <text:span text:style-name="T24">}</text:span></text:p>
      <text:p text:style-name="P48"><text:span text:style-name="T24"><text:tab/></text:span><text:span text:style-name="T14">  </text:span><text:span text:style-name="T24">$</text:span><text:span text:style-name="T5">image</text:span><text:span text:style-name="T24">-&gt;</text:span><text:span text:style-name="T19">setNom</text:span><text:span text:style-name="T24">($</text:span><text:span text:style-name="T5">fichier</text:span><text:span text:style-name="T24">);</text:span></text:p>
      <text:p text:style-name="P47">        </text:p>
      <text:p text:style-name="P47"><text:span text:style-name="T22">            </text:span><text:span text:style-name="T42">// On copie le fichier dans le dossier uploads</text:span></text:p>
      <text:p text:style-name="P47">            <text:span text:style-name="T24">$</text:span><text:span text:style-name="T5">photo</text:span><text:span text:style-name="T24">-&gt;</text:span><text:span text:style-name="T19">move</text:span><text:span text:style-name="T24">(</text:span></text:p>
      <text:p text:style-name="P47">                <text:span text:style-name="T24">$</text:span><text:span text:style-name="T36">this</text:span><text:span text:style-name="T24">-&gt;</text:span><text:span text:style-name="T19">getParameter</text:span><text:span text:style-name="T24">('</text:span><text:span text:style-name="T17">images_directory</text:span><text:span text:style-name="T24">'),</text:span></text:p>
      <text:p text:style-name="P47">                <text:span text:style-name="T24">$</text:span><text:span text:style-name="T5">fichier</text:span></text:p>
      <text:p text:style-name="P47">            <text:span text:style-name="T24">);</text:span></text:p>
      <text:p text:style-name="P47">            </text:p>
      <text:p text:style-name="P47">           </text:p>
      <text:p text:style-name="P47">            <text:span text:style-name="T24">$</text:span><text:span text:style-name="T5">entityManager</text:span><text:span text:style-name="T14"> </text:span><text:span text:style-name="T24">=</text:span><text:span text:style-name="T14"> </text:span><text:span text:style-name="T24">$</text:span><text:span text:style-name="T36">this</text:span><text:span text:style-name="T24">-&gt;</text:span><text:span text:style-name="T19">getDoctrine</text:span><text:span text:style-name="T24">()-&gt;</text:span><text:span text:style-name="T19">getManager</text:span><text:span text:style-name="T24">();</text:span></text:p>
      <text:p text:style-name="P47">            <text:span text:style-name="T24">$</text:span><text:span text:style-name="T5">entityManager</text:span><text:span text:style-name="T24">-&gt;</text:span><text:span text:style-name="T19">persist</text:span><text:span text:style-name="T24">($</text:span><text:span text:style-name="T5">image</text:span><text:span text:style-name="T24">);</text:span></text:p>
      <text:p text:style-name="P47">            <text:span text:style-name="T24">$</text:span><text:span text:style-name="T5">entityManager</text:span><text:span text:style-name="T24">-&gt;</text:span><text:span text:style-name="T19">flush</text:span><text:span text:style-name="T24">();</text:span></text:p>
      <text:p text:style-name="P53"/>
      <text:p text:style-name="P47">            <text:span text:style-name="T11">return</text:span><text:span text:style-name="T14"> </text:span><text:span text:style-name="T24">$</text:span><text:span text:style-name="T36">this</text:span><text:span text:style-name="T24">-&gt;</text:span><text:span text:style-name="T19">redirectToRoute</text:span><text:span text:style-name="T24">('</text:span><text:span text:style-name="T17">image_index</text:span><text:span text:style-name="T24">');</text:span></text:p>
      <text:p text:style-name="P47">        <text:span text:style-name="T24">}</text:span></text:p>
      <text:p text:style-name="P53"/>
      <text:p text:style-name="P47"><text:soft-page-break/>        <text:span text:style-name="T11">return</text:span><text:span text:style-name="T14"> </text:span><text:span text:style-name="T24">$</text:span><text:span text:style-name="T36">this</text:span><text:span text:style-name="T24">-&gt;</text:span><text:span text:style-name="T19">render</text:span><text:span text:style-name="T24">('</text:span><text:span text:style-name="T17">image/new.html.twig</text:span><text:span text:style-name="T24">',</text:span><text:span text:style-name="T14"> </text:span><text:span text:style-name="T24">[</text:span></text:p>
      <text:p text:style-name="P47">            <text:span text:style-name="T24">'</text:span><text:span text:style-name="T17">image</text:span><text:span text:style-name="T24">'</text:span><text:span text:style-name="T14"> </text:span><text:span text:style-name="T24">=&gt;</text:span><text:span text:style-name="T14"> </text:span><text:span text:style-name="T24">$</text:span><text:span text:style-name="T5">image</text:span><text:span text:style-name="T24">,</text:span></text:p>
      <text:p text:style-name="P47">            <text:span text:style-name="T24">'</text:span><text:span text:style-name="T17">form</text:span><text:span text:style-name="T24">'</text:span><text:span text:style-name="T14"> </text:span><text:span text:style-name="T24">=&gt;</text:span><text:span text:style-name="T14"> </text:span><text:span text:style-name="T24">$</text:span><text:span text:style-name="T5">form</text:span><text:span text:style-name="T24">-&gt;</text:span><text:span text:style-name="T19">createView</text:span><text:span text:style-name="T24">(),</text:span></text:p>
      <text:p text:style-name="P47">        <text:span text:style-name="T24">]);</text:span></text:p>
      <text:p text:style-name="P46">    <text:span text:style-name="T23">}</text:span></text:p>
      <text:p text:style-name="P11"><text:span text:style-name="Source_20_Text"/></text:p>
      <text:p text:style-name="P11"><text:span text:style-name="Source_20_Text"><text:span text:style-name="T44">Dans mon cas, je voulais qu’on puisse avoir le choix entre garder le nom d’origine du fichier ou en proposer un nouveau, donc j’ai ajouté</text:span></text:span></text:p>
      <text:p text:style-name="Text_20_body"><text:span text:style-name="Source_20_Text"><text:span text:style-name="T40">  </text:span></text:span><text:span text:style-name="Source_20_Text"><text:span text:style-name="T28">-&gt;</text:span></text:span><text:span text:style-name="Source_20_Text"><text:span text:style-name="T21">add</text:span></text:span><text:span text:style-name="Source_20_Text"><text:span text:style-name="T28">('</text:span></text:span><text:span text:style-name="Source_20_Text"><text:span text:style-name="T18">nom</text:span></text:span><text:span text:style-name="Source_20_Text"><text:span text:style-name="T28">',</text:span></text:span><text:span text:style-name="Source_20_Text"><text:span text:style-name="T41"> </text:span></text:span><text:span text:style-name="Source_20_Text"><text:span text:style-name="T9">TextType</text:span></text:span><text:span text:style-name="Source_20_Text"><text:span text:style-name="T28">::</text:span></text:span><text:span text:style-name="Source_20_Text"><text:span text:style-name="T13">class</text:span></text:span><text:span text:style-name="Source_20_Text"><text:span text:style-name="T28">,['</text:span></text:span><text:span text:style-name="Source_20_Text"><text:span text:style-name="T18">required</text:span></text:span><text:span text:style-name="Source_20_Text"><text:span text:style-name="T28">'=&gt;</text:span></text:span><text:span text:style-name="Source_20_Text"><text:span text:style-name="T37">false</text:span></text:span><text:span text:style-name="Source_20_Text"><text:span text:style-name="T28">])</text:span></text:span></text:p>
      <text:p text:style-name="P11"><text:span text:style-name="Source_20_Text"><text:span text:style-name="T44">et</text:span></text:span></text:p>
      <text:p text:style-name="Text_20_body"><text:span text:style-name="Source_20_Text"><text:span text:style-name="T13">use</text:span></text:span><text:span text:style-name="Source_20_Text"><text:span text:style-name="T41"> Symfony</text:span></text:span><text:span text:style-name="Source_20_Text"><text:span text:style-name="T28">\</text:span></text:span><text:span text:style-name="Source_20_Text"><text:span text:style-name="T41">Component</text:span></text:span><text:span text:style-name="Source_20_Text"><text:span text:style-name="T28">\</text:span></text:span><text:span text:style-name="Source_20_Text"><text:span text:style-name="T41">Form</text:span></text:span><text:span text:style-name="Source_20_Text"><text:span text:style-name="T28">\</text:span></text:span><text:span text:style-name="Source_20_Text"><text:span text:style-name="T41">Extension</text:span></text:span><text:span text:style-name="Source_20_Text"><text:span text:style-name="T28">\</text:span></text:span><text:span text:style-name="Source_20_Text"><text:span text:style-name="T41">Core</text:span></text:span><text:span text:style-name="Source_20_Text"><text:span text:style-name="T28">\</text:span></text:span><text:span text:style-name="Source_20_Text"><text:span text:style-name="T41">Type</text:span></text:span><text:span text:style-name="Source_20_Text"><text:span text:style-name="T28">\</text:span></text:span><text:span text:style-name="Source_20_Text"><text:span text:style-name="T9">TextType</text:span></text:span><text:span text:style-name="Source_20_Text"><text:span text:style-name="T28">;</text:span></text:span></text:p>
      <text:p text:style-name="P50"><text:span text:style-name="Source_20_Text"><text:span text:style-name="T27"/></text:span></text:p>
      <text:p text:style-name="P11"><text:span text:style-name="Source_20_Text"><text:span text:style-name="T44">dans le fichier ImageType.</text:span></text:span></text:p>
      <text:h text:style-name="P59" text:outline-level="1"><text:span text:style-name="Source_20_Text"><text:span text:style-name="T56">Modifier une table</text:span></text:span></text:h>
      <text:p text:style-name="P61"><text:span text:style-name="Source_20_Text"><text:span text:style-name="T57">J’ai changé d’avis, je ne veux plus d’un champ « dossier » pour mes images, je veux un champ usage, c’est le contôleur qui s’occupera de mettre les images dans le bon dossier selon l’usage.</text:span></text:span></text:p>
      <text:p text:style-name="P61"><text:span text:style-name="Source_20_Text"><text:span text:style-name="T57">Je modifie mon entité en conséquence (manuellement), et pour que modifier ma table dans la base :</text:span></text:span></text:p>
      <text:p text:style-name="P60"><text:span text:style-name="Source_20_Text"><text:span text:style-name="T58">php bin/console doctrine:migrations:diff</text:span></text:span></text:p>
      <text:p text:style-name="P61"><text:span text:style-name="Source_20_Text"><text:span text:style-name="T57"/></text:span></text:p>
      <text:p text:style-name="P61"><text:span text:style-name="Source_20_Text"><text:span text:style-name="T57">La nouvelle migration contient automatiquement la bonne requête. Je modifie également le champ du formulaire dans ImageType.</text:span></text:span></text:p>
      <text:p text:style-name="P10"><text:span text:style-name="Source_20_Text"/></text:p>
      <text:p text:style-name="P9"/>
      <text:p text:style-name="P9"/>
      <text:p text:style-name="P10"/>
      <text:p text:style-name="P8"/>
      <text:p text:style-name="P20"/>
      <text:p text:style-name="P20"/>
      <text:p text:style-name="P19"/>
      <text:p text:style-name="P15"/>
      <text:p text:style-name="P17"/>
      <text:p text:style-name="P15"/>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Lucida Sans1" svg:font-family="'Lucida Sans'" style:font-family-generic="swiss"/>
    <style:font-face style:name="Consolas1"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7T15:14:45.692000000</meta:creation-date>
    <meta:generator>LibreOffice/6.3.4.2$Windows_X86_64 LibreOffice_project/60da17e045e08f1793c57c00ba83cdfce946d0aa</meta:generator>
    <dc:date>2021-02-14T14:46:44.990000000</dc:date>
    <meta:editing-duration>PT1H49M59S</meta:editing-duration>
    <meta:editing-cycles>24</meta:editing-cycles>
    <meta:document-statistic meta:table-count="0" meta:image-count="0" meta:object-count="0" meta:page-count="6" meta:paragraph-count="157" meta:word-count="1103" meta:character-count="8514" meta:non-whitespace-character-count="6953"/>
  </office:meta>
</office:document-meta>
</file>